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MapMethodArgumentResolver.isSingleValueMap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rixVariableMap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MapMethodArgumentResolver.resolveArgument( MethodParameter parameter , @ Nullable ModelAndViewContainer mavContainer , NativeWebRequest request , @ Nullable WebDataBinderFactory binderFact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